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>
      <style:paragraph-properties fo:line-height="150%"/>
      <style:text-properties fo:language="pl" fo:country="PL"/>
    </style:style>
    <style:style style:name="P4" style:family="paragraph" style:parent-style-name="Standard">
      <style:paragraph-properties fo:line-height="150%"/>
      <style:text-properties fo:language="pl" fo:country="PL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dręcznik użytkownika projektu Hearts: Serwer</text:p>
      <text:p text:style-name="P2"/>
      <text:p text:style-name="P2"/>
      <text:p text:style-name="P3">Serwer znajduje się w pliku Hearts_Server.jar. Jedynym parametrem uruchomieniowym serwera może być jego plik konfiguracyjny. Gdy go nie ma domyślną ściężką pliku konfiguracyjnego jest miejsce z którego serwer jest uruchamiany. Gdy plik konfiguracyjny o podanej ścieżce nie istnieje, jest on tworzony z wartościami domyślnymi (łatwo go potem wyedytować).</text:p>
      <text:p text:style-name="P3"/>
      <text:p text:style-name="P4">Składnia pliku konfiguracyjnego:</text:p>
      <text:p text:style-name="P3">klucz = wartość</text:p>
      <text:p text:style-name="P3"/>
      <text:p text:style-name="P4">Możliwe klucze:</text:p>
      <text:p text:style-name="P3"><text:span text:style-name="T1">host</text:span> – host na których uruchamiany jest serwer</text:p>
      <text:p text:style-name="P3"><text:span text:style-name="T1">port</text:span> – port na którym ucuhamiany jest serwer</text:p>
      <text:p text:style-name="P3"/>
      <text:p text:style-name="P4">Wartości domyślne:</text:p>
      <text:p text:style-name="P4">host = localhost</text:p>
      <text:p text:style-name="P4">port = 9999</text:p>
      <text:p text:style-name="P3"/>
      <text:p text:style-name="P3">Serwer zawiera także listę użytkowników. Rejestracja użytkowników odbywa sie z panelu logowania programu klienta. Plik z użytkownikami znajduje się w miejscu z którego uruchamiamy serwer i nazywa się “userList”.</text:p>
      <text:p text:style-name="P3"/>
      <text:p text:style-name="P4">Składnia pliku z użytkownikami:</text:p>
      <text:p text:style-name="P3">nazwa_użytkownika = hasło</text:p>
      <text:p text:style-name="P3"/>
      <text:p text:style-name="P3">Plik z użytkownikami można edytować ale następnie należy uruchomić serwer ponownie.</text:p>
      <text:p text:style-name="P3"/>
      <text:p text:style-name="P3">Po uruchomieniu serwera jedyną możliwą interakcją z nim jest możliwość wyłączenia go za pomocą klawiszy CTRL + 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24T15:47:34</meta:creation-date>
    <meta:document-statistic meta:table-count="0" meta:image-count="0" meta:object-count="0" meta:page-count="1" meta:paragraph-count="15" meta:word-count="151" meta:character-count="1059"/>
    <dc:date>2010-06-24T15:56:56</dc:date>
    <meta:editing-duration>PT00H09M24S</meta:editing-duration>
    <meta:editing-cycles>1</meta:editing-cycles>
    <meta:generator>OpenOffice.org/3.2$Unix OpenOffice.org_project/320m12$Build-9483</meta:generator>
  </office:meta>
</office:document-meta>
</file>